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5cm" fo:min-width="1.731cm"/>
    </style:style>
    <style:style style:name="gr2" style:family="graphic" style:parent-style-name="standard">
      <style:graphic-properties draw:textarea-horizontal-align="justify" draw:textarea-vertical-align="middle" draw:auto-grow-height="false" fo:min-height="0.485cm" fo:min-width="1.733cm"/>
    </style:style>
    <style:style style:name="gr3" style:family="graphic" style:parent-style-name="standard">
      <style:graphic-properties draw:textarea-horizontal-align="justify" draw:textarea-vertical-align="middle" draw:auto-grow-height="false" fo:min-height="0.484cm" fo:min-width="1.731cm"/>
    </style:style>
    <style:style style:name="gr4" style:family="graphic" style:parent-style-name="standard">
      <style:graphic-properties draw:textarea-horizontal-align="justify" draw:textarea-vertical-align="middle" draw:auto-grow-height="false" fo:min-height="0.484cm" fo:min-width="1.73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88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1cm" fo:min-width="3.29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66cm" fo:min-width="0.93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466cm" fo:min-width="0.9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86cm" fo:min-width="1.733cm"/>
    </style:style>
    <style:style style:name="gr13" style:family="graphic" style:parent-style-name="standard">
      <style:graphic-properties draw:textarea-horizontal-align="justify" draw:textarea-vertical-align="middle" draw:auto-grow-height="false" fo:min-height="0.485cm" fo:min-width="1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2.3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0.6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04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7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029cm"/>
      <style:paragraph-properties style:writing-mode="lr-tb"/>
    </style:style>
    <style:style style:name="gr2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textarea-vertical-align="middle" draw:ole-draw-aspect="1" style:protect="size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6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2cm" fo:min-width="0.63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6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2cm" fo:min-width="0.636cm"/>
      <style:paragraph-properties style:writing-mode="lr-tb"/>
    </style:style>
    <style:style style:name="gr35" style:family="graphic" style:parent-style-name="objectwithoutfill">
      <style:graphic-properties svg:stroke-color="#3465a4" draw:fill="none" draw:textarea-vertical-align="middle"/>
    </style:style>
    <style:style style:name="gr36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4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31cm" svg:height="0.735cm" svg:x="12.153cm" svg:y="2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233cm" svg:height="0.735cm" svg:x="18.552cm" svg:y="2.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231cm" svg:height="0.734cm" svg:x="12.153cm" svg:y="7.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234cm" svg:height="0.734cm" svg:x="18.685cm" svg:y="7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233cm" svg:height="0.735cm" draw:transform="rotate (1.5707963267949) translate (16.241cm 6.481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53cm" svg:y1="2.827cm" svg:x2="9.947cm" svg:y2="3.826cm" draw:start-shape="id1" draw:start-glue-point="3" draw:end-shape="id2" draw:end-glue-point="4" svg:d="M12153 2827h-2206v999" svg:viewBox="0 0 2207 1000">
          <text:p/>
        </draw:connector>
        <draw:connector draw:style-name="gr5" draw:text-style-name="P1" draw:layer="layout" svg:x1="9.947cm" svg:y1="6.282cm" svg:x2="12.153cm" svg:y2="8.027cm" draw:start-shape="id2" draw:start-glue-point="8" draw:end-shape="id3" draw:end-glue-point="3" svg:d="M9947 6282v1745h2206" svg:viewBox="0 0 2207 1746">
          <text:p/>
        </draw:connector>
        <draw:connector draw:style-name="gr5" draw:text-style-name="P1" draw:layer="layout" draw:line-skew="0.583cm" svg:x1="22.651cm" svg:y1="11.821cm" svg:x2="16.597cm" svg:y2="12.516cm" draw:start-shape="id4" draw:start-glue-point="2" draw:end-shape="id5" draw:end-glue-point="6" svg:d="M22651 11821v1779h-6054v-1084" svg:viewBox="0 0 6055 1780">
          <text:p/>
        </draw:connector>
        <draw:connector draw:style-name="gr5" draw:text-style-name="P1" draw:layer="layout" svg:x1="14.384cm" svg:y1="8.027cm" svg:x2="18.685cm" svg:y2="8.027cm" draw:start-shape="id3" draw:start-glue-point="1" draw:end-shape="id6" draw:end-glue-point="3" svg:d="M14384 8027h4301" svg:viewBox="0 0 4302 1">
          <text:p/>
        </draw:connector>
        <draw:connector draw:style-name="gr5" draw:text-style-name="P1" draw:layer="layout" svg:x1="16.608cm" svg:y1="6.481cm" svg:x2="18.685cm" svg:y2="8.027cm" draw:start-shape="id7" draw:start-glue-point="3" draw:end-shape="id6" draw:end-glue-point="3" svg:d="M16608 6481v1546h2077" svg:viewBox="0 0 2078 1547">
          <text:p/>
        </draw:connector>
        <draw:connector draw:style-name="gr5" draw:text-style-name="P1" draw:layer="layout" svg:x1="18.552cm" svg:y1="2.827cm" svg:x2="16.608cm" svg:y2="4.248cm" draw:start-shape="id8" draw:start-glue-point="3" draw:end-shape="id7" draw:end-glue-point="1" svg:d="M18552 2827h-1944v1421" svg:viewBox="0 0 1945 1422">
          <text:p/>
        </draw:connector>
        <draw:custom-shape draw:style-name="gr6" draw:text-style-name="P2" xml:id="id2" draw:id="id2" draw:layer="layout" svg:width="2.456cm" svg:height="2.456cm" svg:x="8.719cm" svg:y="3.82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797cm" svg:height="1.391cm" svg:x="23.91cm" svg:y="5.655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8" draw:text-style-name="P1" draw:layer="layout" svg:width="2.871cm" svg:height="3.431cm" svg:x="21.22cm" svg:y="3.7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4" draw:layer="layout" svg:x1="22.652cm" svg:y1="4.697cm" svg:x2="22.652cm" svg:y2="6.384cm">
            <text:p/>
          </draw:line>
        </draw:g>
        <draw:custom-shape draw:style-name="gr10" draw:text-style-name="P5" xml:id="id5" draw:id="id5" draw:layer="layout" svg:width="2.87cm" svg:height="3.431cm" svg:x="15.162cm" svg:y="9.08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3.219cm" svg:height="1.114cm" svg:x="16.739cm" svg:y="12.034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5" draw:text-style-name="P6" draw:layer="layout" svg:x1="14.384cm" svg:y1="8.027cm" svg:x2="16.597cm" svg:y2="9.085cm" draw:start-shape="id3" draw:start-glue-point="1" draw:end-shape="id5" draw:end-glue-point="4" svg:d="M14384 8027h2213v1058" svg:viewBox="0 0 2214 1059">
          <text:p/>
        </draw:connector>
        <draw:connector draw:style-name="gr5" draw:text-style-name="P6" draw:layer="layout" svg:x1="14.384cm" svg:y1="2.827cm" svg:x2="16.608cm" svg:y2="4.248cm" draw:start-shape="id1" draw:start-glue-point="1" draw:end-shape="id7" draw:end-glue-point="1" svg:d="M14384 2827h2224v1421" svg:viewBox="0 0 2225 1422">
          <text:p/>
        </draw:connector>
        <draw:connector draw:style-name="gr5" draw:text-style-name="P6" draw:layer="layout" svg:x1="20.785cm" svg:y1="2.827cm" svg:x2="22.655cm" svg:y2="3.701cm" draw:start-shape="id8" draw:start-glue-point="1" draw:end-shape="id9" draw:end-glue-point="0" svg:d="M20785 2827h1870v874" svg:viewBox="0 0 1871 875">
          <text:p/>
        </draw:connector>
        <draw:custom-shape draw:style-name="gr12" draw:text-style-name="P1" xml:id="id10" draw:id="id10" draw:layer="layout" svg:width="2.233cm" svg:height="0.736cm" svg:x="12.15cm" svg:y="13.1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2.232cm" svg:height="0.735cm" draw:transform="rotate (1.5707963267949) translate (9.573cm 11.814cm)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4.383cm" svg:y1="13.493cm" svg:x2="16.597cm" svg:y2="12.516cm" draw:start-shape="id10" draw:start-glue-point="1" draw:end-shape="id5" draw:end-glue-point="6" svg:d="M14383 13493h2214v-977" svg:viewBox="0 0 2215 978">
          <text:p/>
        </draw:connector>
        <draw:connector draw:style-name="gr5" draw:text-style-name="P6" draw:layer="layout" svg:x1="9.94cm" svg:y1="9.582cm" svg:x2="12.153cm" svg:y2="8.027cm" draw:start-shape="id11" draw:start-glue-point="1" draw:end-shape="id3" draw:end-glue-point="3" svg:d="M9940 9582v-1555h2213" svg:viewBox="0 0 2214 1556">
          <text:p/>
        </draw:connector>
        <draw:connector draw:style-name="gr5" draw:text-style-name="P6" draw:layer="layout" svg:x1="9.94cm" svg:y1="11.814cm" svg:x2="12.15cm" svg:y2="13.493cm" draw:start-shape="id11" draw:start-glue-point="3" draw:end-shape="id10" draw:end-glue-point="3" svg:d="M9940 11814v1679h2210" svg:viewBox="0 0 2211 1680">
          <text:p/>
        </draw:connector>
        <draw:frame draw:style-name="gr14" draw:text-style-name="P3" draw:layer="layout" svg:width="2.882cm" svg:height="1.485cm" svg:x="24.226cm" svg:y="9.768cm">
          <draw:text-box>
            <text:p><text:span text:style-name="T2">I</text:span><text:span text:style-name="T3">c</text:span></text:p>
          </draw:text-box>
        </draw:frame>
        <draw:frame draw:style-name="gr15" draw:text-style-name="P7" draw:layer="layout" svg:width="1.549cm" svg:height="1.485cm" svg:x="12.641cm" svg:y="3.195cm">
          <draw:text-box>
            <text:p>R<text:span text:style-name="T6">1</text:span></text:p>
          </draw:text-box>
        </draw:frame>
        <draw:frame draw:style-name="gr15" draw:text-style-name="P7" draw:layer="layout" svg:width="1.549cm" svg:height="1.485cm" svg:x="12.611cm" svg:y="13.861cm">
          <draw:text-box>
            <text:p>R<text:span text:style-name="T6">7</text:span></text:p>
          </draw:text-box>
        </draw:frame>
        <draw:frame draw:style-name="gr16" draw:text-style-name="P7" draw:layer="layout" svg:width="1.335cm" svg:height="1.114cm" svg:x="19.342cm" svg:y="8.447cm">
          <draw:text-box>
            <text:p>R<text:span text:style-name="T6">5</text:span></text:p>
          </draw:text-box>
        </draw:frame>
        <draw:frame draw:style-name="gr17" draw:text-style-name="P7" draw:layer="layout" svg:width="1.548cm" svg:height="1.485cm" svg:x="12.549cm" svg:y="8.394cm">
          <draw:text-box>
            <text:p>R<text:span text:style-name="T6">4</text:span></text:p>
          </draw:text-box>
        </draw:frame>
        <draw:frame draw:style-name="gr18" draw:text-style-name="P7" draw:layer="layout" svg:width="1.162cm" svg:height="1.161cm" svg:x="17.079cm" svg:y="4.872cm">
          <draw:text-box>
            <text:p>R<text:span text:style-name="T6">3</text:span></text:p>
          </draw:text-box>
        </draw:frame>
        <draw:frame draw:style-name="gr19" draw:text-style-name="P7" draw:layer="layout" svg:width="1.21cm" svg:height="1.114cm" svg:x="19.243cm" svg:y="3.195cm">
          <draw:text-box>
            <text:p>R<text:span text:style-name="T6">2</text:span></text:p>
          </draw:text-box>
        </draw:frame>
        <draw:frame draw:style-name="gr20" draw:text-style-name="P7" draw:layer="layout" svg:width="1.549cm" svg:height="1.484cm" svg:x="8.024cm" svg:y="9.907cm">
          <draw:text-box>
            <text:p>R<text:span text:style-name="T6">6</text:span></text:p>
          </draw:text-box>
        </draw:frame>
        <draw:custom-shape draw:style-name="gr21" draw:text-style-name="P6" draw:layer="layout" svg:width="0.312cm" svg:height="0.345cm" svg:x="16.429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" draw:id="id14" draw:layer="layout" svg:width="0.313cm" svg:height="0.343cm" svg:x="22.497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311cm" svg:height="0.344cm" svg:x="16.431cm" svg:y="13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311cm" svg:height="0.344cm" svg:x="16.431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" draw:id="id12" draw:layer="layout" svg:width="0.312cm" svg:height="0.343cm" svg:x="9.764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.17cm" svg:height="2.536cm" svg:x="15.049cm" svg:y="4.01cm">
          <draw:text-box>
            <text:p>+</text:p>
            <text:p>V<text:span text:style-name="T6">b</text:span></text:p>
            <text:p>-</text:p>
          </draw:text-box>
        </draw:frame>
        <draw:line draw:style-name="gr23" draw:text-style-name="P8" draw:layer="layout" svg:x1="10.8cm" svg:y1="9.581cm" svg:x2="10.8cm" svg:y2="12.097cm">
          <text:p/>
        </draw:line>
        <draw:frame draw:style-name="gr24" draw:text-style-name="P9" draw:layer="layout" svg:width="1.016cm" svg:height="1.279cm" svg:x="11.048cm" svg:y="10.098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25" draw:text-style-name="P8" draw:layer="layout" svg:x1="22.652cm" svg:y1="9.519cm" svg:x2="22.652cm" svg:y2="10.284cm">
            <text:p/>
          </draw:line>
          <draw:line draw:style-name="gr25" draw:text-style-name="P8" draw:layer="layout" svg:x1="21.637cm" svg:y1="10.291cm" svg:x2="23.664cm" svg:y2="10.291cm">
            <text:p/>
          </draw:line>
          <draw:line draw:style-name="gr25" draw:text-style-name="P8" draw:layer="layout" svg:x1="21.638cm" svg:y1="11.06cm" svg:x2="23.665cm" svg:y2="11.06cm">
            <text:p/>
          </draw:line>
          <draw:line draw:style-name="gr25" draw:text-style-name="P8" draw:layer="layout" svg:x1="22.652cm" svg:y1="11.056cm" svg:x2="22.652cm" svg:y2="11.821cm">
            <text:p/>
          </draw:line>
        </draw:g>
        <draw:line draw:style-name="gr23" draw:text-style-name="P8" draw:layer="layout" svg:x1="23.956cm" svg:y1="9.414cm" svg:x2="23.956cm" svg:y2="11.93cm">
          <text:p/>
        </draw:line>
        <draw:frame draw:style-name="gr20" draw:text-style-name="P7" draw:layer="layout" svg:width="1.549cm" svg:height="1.484cm" svg:x="21.516cm" svg:y="11.243cm">
          <draw:text-box>
            <text:p>C</text:p>
          </draw:text-box>
        </draw:frame>
        <draw:frame draw:style-name="gr26" draw:text-style-name="P6" draw:layer="layout" svg:width="8.544cm" svg:height="3.135cm" svg:x="0.747cm" svg:y="3.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3" draw:id="id13">
          <draw:line draw:style-name="gr27" draw:text-style-name="P8" draw:layer="layout" svg:x1="8.885cm" svg:y1="8.942cm" svg:x2="7.252cm" svg:y2="8.957cm">
            <text:p/>
          </draw:line>
          <draw:line draw:style-name="gr27" draw:text-style-name="P8" draw:layer="layout" svg:x1="8.887cm" svg:y1="8.934cm" svg:x2="7.254cm" svg:y2="8.949cm">
            <text:p/>
          </draw:line>
          <draw:line draw:style-name="gr27" draw:text-style-name="P8" draw:layer="layout" svg:x1="7.699cm" svg:y1="9.27cm" svg:x2="8.511cm" svg:y2="9.27cm">
            <text:p/>
          </draw:line>
          <draw:line draw:style-name="gr27" draw:text-style-name="P8" draw:layer="layout" svg:x1="7.918cm" svg:y1="9.552cm" svg:x2="8.309cm" svg:y2="9.552cm">
            <text:p/>
          </draw:line>
          <draw:line draw:style-name="gr27" draw:text-style-name="P8" draw:layer="layout" svg:x1="8.091cm" svg:y1="8.922cm" svg:x2="8.098cm" svg:y2="8.197cm">
            <text:p/>
          </draw:line>
        </draw:g>
        <draw:connector draw:style-name="gr28" draw:text-style-name="P6" draw:layer="layout" svg:x1="9.764cm" svg:y1="8.067cm" svg:x2="8.069cm" svg:y2="8.197cm" draw:start-shape="id12" draw:start-glue-point="6" draw:end-shape="id13" draw:end-glue-point="0" svg:d="M9764 8067h-1695v130" svg:viewBox="0 0 1696 131">
          <text:p/>
        </draw:connector>
        <draw:frame draw:style-name="gr29" draw:text-style-name="P7" draw:layer="layout" svg:width="1.137cm" svg:height="1.283cm" svg:x="9.462cm" svg:y="1.808cm">
          <draw:text-box>
            <text:p>1</text:p>
          </draw:text-box>
        </draw:frame>
        <draw:frame draw:style-name="gr30" draw:text-style-name="P7" draw:layer="layout" svg:width="1.138cm" svg:height="0.996cm" svg:x="16.259cm" svg:y="1.623cm">
          <draw:text-box>
            <text:p>2</text:p>
          </draw:text-box>
        </draw:frame>
        <draw:frame draw:style-name="gr31" draw:text-style-name="P7" draw:layer="layout" svg:width="1.137cm" svg:height="0.962cm" svg:x="22.393cm" svg:y="1.861cm">
          <draw:text-box>
            <text:p>3</text:p>
          </draw:text-box>
        </draw:frame>
        <draw:frame draw:style-name="gr32" draw:text-style-name="P7" draw:layer="layout" svg:width="1.139cm" svg:height="1.282cm" svg:x="16.608cm" svg:y="6.877cm">
          <draw:text-box>
            <text:p>5</text:p>
          </draw:text-box>
        </draw:frame>
        <draw:frame draw:style-name="gr29" draw:text-style-name="P7" draw:layer="layout" svg:width="1.137cm" svg:height="1.283cm" svg:x="9.329cm" svg:y="13.546cm">
          <draw:text-box>
            <text:p>7</text:p>
          </draw:text-box>
        </draw:frame>
        <draw:frame draw:style-name="gr33" draw:text-style-name="P7" draw:layer="layout" svg:width="1.138cm" svg:height="1.283cm" svg:x="16.101cm" svg:y="13.731cm">
          <draw:text-box>
            <text:p>8</text:p>
          </draw:text-box>
        </draw:frame>
        <draw:frame draw:style-name="gr34" draw:text-style-name="P7" draw:layer="layout" svg:width="1.136cm" svg:height="1.282cm" svg:x="22.876cm" svg:y="7.438cm">
          <draw:text-box>
            <text:p>6</text:p>
          </draw:text-box>
        </draw:frame>
        <draw:connector draw:style-name="gr35" draw:text-style-name="P8" draw:layer="layout" draw:type="line" svg:x1="20.919cm" svg:y1="8.027cm" svg:x2="22.497cm" svg:y2="8.034cm" draw:start-shape="id6" draw:start-glue-point="1" draw:end-shape="id14" draw:end-glue-point="6" svg:d="M20919 8027l1578 7" svg:viewBox="0 0 1579 8">
          <text:p/>
        </draw:connector>
        <draw:connector draw:style-name="gr35" draw:text-style-name="P8" draw:layer="layout" draw:type="line" svg:x1="22.655cm" svg:y1="7.132cm" svg:x2="22.654cm" svg:y2="7.862cm" draw:start-shape="id9" draw:start-glue-point="2" draw:end-shape="id14" draw:end-glue-point="4" svg:d="M22655 7132l-1 730" svg:viewBox="0 0 2 731">
          <text:p/>
        </draw:connector>
        <draw:connector draw:style-name="gr35" draw:text-style-name="P8" draw:layer="layout" draw:type="line" svg:x1="22.654cm" svg:y1="8.205cm" svg:x2="22.651cm" svg:y2="9.519cm" draw:start-shape="id14" draw:start-glue-point="8" draw:end-shape="id4" draw:end-glue-point="0" svg:d="M22654 8205l-3 1314" svg:viewBox="0 0 4 1315">
          <text:p/>
        </draw:connector>
        <draw:ellipse draw:style-name="gr36" draw:text-style-name="P6" draw:layer="layout" svg:width="2.826cm" svg:height="2.824cm" svg:x="11.892cm" svg:y="4.431cm" draw:kind="arc" draw:start-angle="318.48" draw:end-angle="150.79">
          <text:p/>
        </draw:ellipse>
        <draw:ellipse draw:style-name="gr36" draw:text-style-name="P6" draw:layer="layout" svg:width="2.826cm" svg:height="2.824cm" svg:x="18.322cm" svg:y="9.656cm" draw:kind="arc" draw:start-angle="318.48" draw:end-angle="150.79">
          <text:p/>
        </draw:ellipse>
        <draw:ellipse draw:style-name="gr36" draw:text-style-name="P6" draw:layer="layout" svg:width="2.826cm" svg:height="2.824cm" svg:x="11.885cm" svg:y="9.655cm" draw:kind="arc" draw:start-angle="318.48" draw:end-angle="150.79">
          <text:p/>
        </draw:ellipse>
        <draw:ellipse draw:style-name="gr36" draw:text-style-name="P6" draw:layer="layout" svg:width="2.826cm" svg:height="2.824cm" svg:x="18.115cm" svg:y="4.429cm" draw:kind="arc" draw:start-angle="318.48" draw:end-angle="150.79">
          <text:p/>
        </draw:ellipse>
        <draw:frame draw:style-name="gr37" draw:text-style-name="P7" draw:layer="layout" svg:width="1.549cm" svg:height="1.114cm" svg:x="18.562cm" svg:y="4.783cm">
          <draw:text-box>
            <text:p><text:span text:style-name="T7">I</text:span><text:span text:style-name="T6">B</text:span></text:p>
          </draw:text-box>
        </draw:frame>
        <draw:frame draw:style-name="gr37" draw:text-style-name="P7" draw:layer="layout" svg:width="1.549cm" svg:height="1.114cm" svg:x="18.893cm" svg:y="9.943cm">
          <draw:text-box>
            <text:p><text:span text:style-name="T7">I</text:span><text:span text:style-name="T6">C</text:span></text:p>
          </draw:text-box>
        </draw:frame>
        <draw:frame draw:style-name="gr37" draw:text-style-name="P7" draw:layer="layout" svg:width="1.549cm" svg:height="1.114cm" svg:x="12.313cm" svg:y="4.817cm">
          <draw:text-box>
            <text:p><text:span text:style-name="T7">I</text:span><text:span text:style-name="T6">A</text:span></text:p>
          </draw:text-box>
        </draw:frame>
        <draw:frame draw:style-name="gr37" draw:text-style-name="P7" draw:layer="layout" svg:width="1.549cm" svg:height="1.114cm" svg:x="12.411cm" svg:y="10.109cm">
          <draw:text-box>
            <text:p><text:span text:style-name="T7">I</text:span><text:span text:style-name="T6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18:30:18.988940381</dc:date>
    <meta:editing-duration>PT58M8S</meta:editing-duration>
    <meta:editing-cycles>11</meta:editing-cycles>
    <meta:generator>LibreOffice/6.4.6.2$Linux_X86_64 LibreOffice_project/4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